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540625cm"/>
    </style:style>
    <style:style style:name="co3" style:family="table-column">
      <style:table-column-properties fo:break-before="auto" style:column-width="5.794375cm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60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string" table:style-name="ce1">
            <text:p>Maandag</text:p>
          </table:table-cell>
          <table:table-cell office:value-type="string" table:style-name="ce1">
            <text:p>dinsdag</text:p>
          </table:table-cell>
          <table:table-cell office:value-type="string" table:style-name="ce1">
            <text:p>woensdag</text:p>
          </table:table-cell>
          <table:table-cell office:value-type="string" table:style-name="ce1">
            <text:p>donderdag</text:p>
          </table:table-cell>
          <table:table-cell office:value-type="string" table:style-name="ce1">
            <text:p>Vrijdag</text:p>
          </table:table-cell>
          <table:table-cell office:value-type="string" table:style-name="ce1">
            <text:p>zaterdag</text:p>
          </table:table-cell>
          <table:table-cell office:value-type="string" table:style-name="ce1">
            <text:p>zondag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week1</text:p>
          </table:table-cell>
          <table:table-cell table:style-name="ce1"/>
          <table:table-cell office:value-type="string" table:style-name="ce2">
            <text:p>hadden we vragen moeten bedenken om eruit te kunnen krijgen wat de klant van ons wilde <text:s text:c="7"/>-iedereen heeft meegedan -m</text:p>
          </table:table-cell>
          <table:table-cell office:value-type="string" table:style-name="ce2">
            <text:p>Hadden wij een pitch bedacht over wat we wilde doen voor de game dat wij gingen maken <text:s text:c="27"/>-iedereeen heeft meegedaan -m</text:p>
          </table:table-cell>
          <table:table-cell office:value-type="string" table:style-name="ce2">
            <text:p>Hebben we aan de documentatie gewerkt</text:p>
            <text:p>-iedreen heeft meegedaan -m</text:p>
          </table:table-cell>
          <table:table-cell office:value-type="string" table:style-name="ce2">
            <text:p>Hebben we aan de documentatie gewerkt</text:p>
            <text:p>-iedereen heeft meegedaan (e,l,c)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string" table:style-name="ce1">
            <text:p>week2</text:p>
          </table:table-cell>
          <table:table-cell table:style-name="ce2"/>
          <table:table-cell office:value-type="string" table:style-name="ce2">
            <text:p>hebben wij een contract gemaakt die iedereen moest invullen en ondertekenen.We hebben een pitch voorbereid en ook vragen bedacht voor de klantenarena.We hebben ook aan onze <text:s/>documentatie gewerkt onderandere : Flow chart,wireframes,plan van aanpak. (e,l,c,s)</text:p>
          </table:table-cell>
          <table:table-cell office:value-type="string" table:style-name="ce2">
            <text:p>iedreen werkte aan zijn opdracht: interview doelgroep. En hadded wij besporken over de project voor de klanten arena</text:p>
          </table:table-cell>
          <table:table-cell office:value-type="string" table:style-name="ce2">
            <text:p>iedereen sprak over hun onderzoek en wij hebben met alle informatie besloten wat wij konden verbeteren en toevoegen</text:p>
          </table:table-cell>
          <table:table-cell table:number-columns-repeated="3" table:style-name="ce2"/>
          <table:table-cell table:number-columns-repeated="16376"/>
        </table:table-row>
        <table:table-row table:number-rows-repeated="13" table:style-name="ro2">
          <table:table-cell table:style-name="ce1"/>
          <table:table-cell table:number-columns-repeated="7" table:style-name="ce2"/>
          <table:table-cell table:number-columns-repeated="16376"/>
        </table:table-row>
        <table:table-row table:number-rows-repeated="15" table:style-name="ro2">
          <table:table-cell/>
          <table:table-cell table:number-columns-repeated="7" table:style-name="ce2"/>
          <table:table-cell table:number-columns-repeated="16376"/>
        </table:table-row>
        <table:table-row table:number-rows-repeated="104854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3-09-08T12:33:04Z</meta:creation-date>
    <dc:date>2023-09-15T08:34:25Z</dc:date>
  </office:meta>
</office:document-meta>
</file>